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ec0" officeooo:paragraph-rsid="001720a5"/>
    </style:style>
    <style:style style:name="P2" style:family="paragraph" style:parent-style-name="Standard">
      <style:text-properties officeooo:rsid="001c8039" officeooo:paragraph-rsid="001720a5"/>
    </style:style>
    <style:style style:name="P3" style:family="paragraph" style:parent-style-name="Standard">
      <style:text-properties officeooo:rsid="001f33f6" officeooo:paragraph-rsid="001720a5"/>
    </style:style>
    <style:style style:name="P4" style:family="paragraph" style:parent-style-name="Standard">
      <style:paragraph-properties fo:text-align="center" style:justify-single-word="false"/>
      <style:text-properties officeooo:rsid="001886b9" officeooo:paragraph-rsid="001886b9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b0ec0" officeooo:paragraph-rsid="001720a5"/>
    </style:style>
    <style:style style:name="T1" style:family="text">
      <style:text-properties officeooo:rsid="001886b9"/>
    </style:style>
    <style:style style:name="T2" style:family="text">
      <style:text-properties officeooo:rsid="001adb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</text:span>onvex <text:span text:style-name="T2">c</text:span>apital <text:span text:style-name="T2">l</text:span>imited</text:p>
      <text:p text:style-name="P1">51 Neddie Drive</text:p>
      <text:p text:style-name="P1">Scarborough, ON, Canada</text:p>
      <text:p text:style-name="P5">M1T 2T2</text:p>
      <text:p text:style-name="P1"/>
      <text:p text:style-name="P4">Corporate Resolution</text:p>
      <text:p text:style-name="P2"/>
      <text:p text:style-name="P2">This document certifies <text:span text:style-name="T1">that convex capital limited has authorized the opening of the Interactive Brokers Account for investment purposes. </text:span></text:p>
      <text:p text:style-name="P2"/>
      <text:p text:style-name="P2"/>
      <text:p text:style-name="P2">Ji Shi </text:p>
      <text:p text:style-name="P2">Director, <text:span text:style-name="T2">convex capital imited</text:span></text:p>
      <text:p text:style-name="P3">Jun 12, 2019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0:42:39.640052727</meta:creation-date>
    <dc:date>2019-06-12T20:44:35.581247197</dc:date>
    <meta:editing-duration>PT1M5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41" meta:character-count="276" meta:non-whitespace-character-count="242"/>
  </office:meta>
</office:document-meta>
</file>